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officeooo:paragraph-rsid="00044705"/>
    </style:style>
    <style:style style:name="P4" style:family="paragraph" style:parent-style-name="Text_20_body">
      <style:text-properties fo:font-size="14pt" style:font-size-asian="12.25pt" style:font-size-complex="14pt"/>
    </style:style>
    <style:style style:name="P5" style:family="paragraph" style:parent-style-name="Text_20_body">
      <style:text-properties fo:font-size="14pt" officeooo:rsid="00044705" officeooo:paragraph-rsid="00044705" style:font-size-asian="12.25pt" style:font-size-complex="14pt"/>
    </style:style>
    <style:style style:name="P6" style:family="paragraph" style:parent-style-name="Text_20_body">
      <style:text-properties fo:font-size="14pt" fo:font-weight="bold" officeooo:rsid="00044705" officeooo:paragraph-rsid="00044705" style:font-size-asian="12.25pt" style:font-weight-asian="bold" style:font-size-complex="14pt" style:font-weight-complex="bold"/>
    </style:style>
    <style:style style:name="P7" style:family="paragraph" style:parent-style-name="Heading_20_1">
      <style:text-properties officeooo:rsid="00044705" officeooo:paragraph-rsid="00044705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>
      <style:text-properties officeooo:paragraph-rsid="0004ab4a"/>
    </style:style>
    <style:style style:name="P10" style:family="paragraph" style:parent-style-name="Text_20_body" style:list-style-name="L5">
      <style:text-properties officeooo:paragraph-rsid="0004ab4a"/>
    </style:style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T1" style:family="text">
      <style:text-properties fo:font-size="14pt" fo:font-weight="bold" officeooo:rsid="00044705" style:font-size-asian="12.25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234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234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AJUNTAMENT DE MAÓ</text:h>
      <text:p text:style-name="P3"/>
      <text:p text:style-name="P1">MATRICULACIÓ PER AL CURS 2023-2024</text:p>
      <text:p text:style-name="P2"/>
      <text:p text:style-name="P2"/>
      <text:p text:style-name="P4"/>
      <text:p text:style-name="P4"/>
      <text:p text:style-name="P5">Comunicam que la segona convocatòria per a les preinscripcions a les escoles municipals per al curs 2023-2024 estàn obertes.</text:p>
      <text:p text:style-name="P5"/>
      <text:p text:style-name="P6">Termini d’inscripció: </text:p>
      <text:p text:style-name="P5">De forma telemàtica: Del 24 d’octubre fins al 5 de Novembre</text:p>
      <text:p text:style-name="P5">De forma presencial, amb cita prèvia: El 2 i el 3 de Novembre</text:p>
      <text:p text:style-name="P5"/>
      <text:p text:style-name="P5"/>
      <text:p text:style-name="P5"/>
      <text:p text:style-name="P9"><text:span text:style-name="T1">Informació:</text:span></text:p>
      <text:p text:style-name="P9"><text:span text:style-name="T1"/></text:p>
      <text:list text:style-name="L5">
        <text:list-item>
          <text:p text:style-name="P10"><text:span text:style-name="Strong_20_Emphasis">Direcció:</text:span> Claustre del Carme, 5. 1r pis </text:p>
        </text:list-item>
        <text:list-item>
          <text:p text:style-name="P11"><text:span text:style-name="Strong_20_Emphasis">Codi postal:</text:span> 07701 - Maó (Menorca) </text:p>
        </text:list-item>
        <text:list-item>
          <text:p text:style-name="P11"><text:span text:style-name="Strong_20_Emphasis">Tel.</text:span> 971 36 20 21 </text:p>
        </text:list-item>
        <text:list-item>
          <text:p text:style-name="P12"><text:span text:style-name="Strong_20_Emphasis">a/e:</text:span> escoles_municipals@ajmao.org </text:p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0T08:36:01.624902618</dc:date>
    <meta:editing-duration>PT16M45S</meta:editing-duration>
    <meta:editing-cycles>2</meta:editing-cycles>
    <meta:generator>LibreOffice/7.5.7.1$Linux_X86_64 LibreOffice_project/50$Build-1</meta:generator>
    <meta:document-statistic meta:table-count="0" meta:image-count="0" meta:object-count="0" meta:page-count="1" meta:paragraph-count="11" meta:word-count="78" meta:character-count="459" meta:non-whitespace-character-count="391"/>
  </office:meta>
</office:document-meta>
</file>